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36cm" table:align="left" style:writing-mode="lr-tb"/>
    </style:style>
    <style:style style:name="Tabla1.A" style:family="table-column">
      <style:table-column-properties style:column-width="5.265cm"/>
    </style:style>
    <style:style style:name="Tabla1.B" style:family="table-column">
      <style:table-column-properties style:column-width="1.782cm"/>
    </style:style>
    <style:style style:name="Tabla1.C" style:family="table-column">
      <style:table-column-properties style:column-width="2.233cm"/>
    </style:style>
    <style:style style:name="Tabla1.D" style:family="table-column">
      <style:table-column-properties style:column-width="1.593cm"/>
    </style:style>
    <style:style style:name="Tabla1.E" style:family="table-column">
      <style:table-column-properties style:column-width="1.275cm"/>
    </style:style>
    <style:style style:name="Tabla1.F" style:family="table-column">
      <style:table-column-properties style:column-width="4.888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128ac0" style:font-name-complex="ari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2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3" style:family="paragraph" style:parent-style-name="Text_20_body_20__28_user_29_">
      <style:paragraph-properties fo:margin-top="0.423cm" fo:margin-bottom="0.212cm" loext:contextual-spacing="false"/>
      <style:text-properties fo:font-size="11pt" fo:font-weight="normal" officeooo:rsid="0017281b" officeooo:paragraph-rsid="0017281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top="0.423cm" fo:margin-bottom="0.212cm" loext:contextual-spacing="false"/>
      <style:text-properties fo:color="#000000" style:font-name="Consola" fo:font-size="9pt" fo:font-weight="bold" officeooo:rsid="0017281b" officeooo:paragraph-rsid="0017281b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officeooo:rsid="0010d94d" officeooo:paragraph-rsid="0010d94d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officeooo:paragraph-rsid="0010d94d"/>
    </style:style>
    <style:style style:name="P26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27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28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.423cm" fo:margin-bottom="0.212cm" loext:contextual-spacing="false"/>
      <style:text-properties fo:color="#000000" style:font-name="Consola" fo:font-size="9pt" fo:language="es" fo:country="ES" fo:font-weight="normal" officeooo:rsid="0017281b" officeooo:paragraph-rsid="0017281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" fo:font-size="9pt" fo:font-weight="bold" style:font-size-asian="9pt" style:font-weight-asian="bold" style:font-size-complex="9pt" style:font-weight-complex="bold"/>
    </style:style>
    <style:style style:name="P31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2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3" style:family="paragraph" style:parent-style-name="Heading_20_1"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4" style:family="paragraph" style:parent-style-name="Heading_20_1">
      <style:text-properties style:use-window-font-color="true" style:font-name="arial" fo:font-size="14pt" fo:language="es" fo:country="ES" fo:font-weight="bold" officeooo:rsid="0013c79f" officeooo:paragraph-rsid="0013c79f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5" style:family="paragraph" style:parent-style-name="Heading_20_1">
      <style:text-properties officeooo:rsid="0014fbf7" officeooo:paragraph-rsid="0014fbf7"/>
    </style:style>
    <style:style style:name="P36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7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8" style:family="paragraph" style:parent-style-name="Text_20_body" style:list-style-name="L1">
      <style:text-properties officeooo:paragraph-rsid="0010d94d"/>
    </style:style>
    <style:style style:name="P39" style:family="paragraph" style:parent-style-name="Text_20_body" style:list-style-name="L1">
      <style:text-properties officeooo:paragraph-rsid="001a9873"/>
    </style:style>
    <style:style style:name="P40" style:family="paragraph" style:parent-style-name="Text_20_body_20__28_user_29_" style:list-style-name="L2">
      <style:paragraph-properties fo:text-align="justify" style:justify-single-word="false"/>
      <style:text-properties officeooo:paragraph-rsid="0013c79f"/>
    </style:style>
    <style:style style:name="P41" style:family="paragraph" style:parent-style-name="Text_20_body_20__28_user_29_" style:list-style-name="L2">
      <style:paragraph-properties fo:text-align="justify" style:justify-single-word="false"/>
      <style:text-properties officeooo:rsid="001a9873" officeooo:paragraph-rsid="001a9873"/>
    </style:style>
    <style:style style:name="P42" style:family="paragraph" style:parent-style-name="Text_20_body_20__28_user_29_" style:list-style-name="L3">
      <style:text-properties style:font-name="arial" fo:font-size="11pt" officeooo:rsid="0015a8fd" officeooo:paragraph-rsid="0015a8fd" style:font-size-asian="9.60000038146973pt" style:font-size-complex="11pt"/>
    </style:style>
    <style:style style:name="P43" style:family="paragraph" style:parent-style-name="Text_20_body_20__28_user_29_" style:list-style-name="L3">
      <style:text-properties style:font-name="arial" fo:font-size="11pt" officeooo:rsid="0017281b" officeooo:paragraph-rsid="0017281b" style:font-size-asian="9.60000038146973pt" style:font-size-complex="11pt"/>
    </style:style>
    <style:style style:name="P44" style:family="paragraph" style:parent-style-name="Text_20_body_20__28_user_29_">
      <style:paragraph-properties fo:text-align="justify" style:justify-single-word="false" style:writing-mode="lr-tb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1a987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style:font-name="arial" fo:font-size="12pt" fo:language="es" fo:country="ES" style:text-underline-style="none" officeooo:rsid="0010d94d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es" fo:country="ES" style:text-underline-style="none" officeooo:rsid="001a987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s" fo:country="ES" style:text-underline-style="none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style:font-name="arial" fo:font-size="12pt" fo:language="es" fo:country="ES" style:text-underline-style="none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9" style:family="text">
      <style:text-properties style:use-window-font-color="true" style:font-name="arial" fo:font-size="12pt" fo:language="pt" fo:country="PT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0" style:family="text">
      <style:text-properties style:use-window-font-color="true" style:font-name="arial" fo:font-size="12pt" fo:language="pt" fo:country="PT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1" style:family="text">
      <style:text-properties style:use-window-font-color="true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12" style:family="text">
      <style:text-properties style:use-window-font-color="true" style:font-name="arial" fo:language="es" fo:country="ES" officeooo:rsid="0010d94d" style:letter-kerning="true" style:font-name-asian="Droid Sans Fallback" style:language-asian="zh" style:country-asian="CN" style:font-name-complex="arial" style:language-complex="hi" style:country-complex="IN"/>
    </style:style>
    <style:style style:name="T13" style:family="text">
      <style:text-properties style:use-window-font-color="true" style:font-name="arial" fo:language="es" fo:country="ES" officeooo:rsid="001bce3c" style:letter-kerning="true" style:font-name-asian="Droid Sans Fallback" style:language-asian="zh" style:country-asian="CN" style:font-name-complex="arial" style:language-complex="hi" style:country-complex="IN"/>
    </style:style>
    <style:style style:name="T14" style:family="text">
      <style:text-properties style:use-window-font-color="true" style:font-name="arial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5" style:family="text">
      <style:text-properties style:use-window-font-color="true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6" style:family="text">
      <style:text-properties style:use-window-font-color="true" style:font-name="arial" fo:font-size="11pt" fo:language="es" fo:country="ES" officeooo:rsid="0010d94d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7" style:family="text">
      <style:text-properties style:use-window-font-color="true" style:font-name="arial" fo:font-size="11pt" fo:language="es" fo:country="ES" officeooo:rsid="001d04e9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8" style:family="text">
      <style:text-properties style:use-window-font-color="true" style:font-name="arial" fo:font-size="11pt" fo:language="es" fo:country="ES" fo:font-weight="bold" officeooo:rsid="0010d94d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9" style:family="text">
      <style:text-properties style:use-window-font-color="true" style:font-name="arial" fo:font-size="11pt" fo:language="es" fo:country="ES" fo:font-weight="bold" officeooo:rsid="001d04e9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0" style:family="text">
      <style:text-properties style:use-window-font-color="true" style:font-name="arial" fo:font-size="11pt" fo:language="es" fo:country="ES" fo:font-weight="normal" officeooo:rsid="0010d94d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21" style:family="text">
      <style:text-properties style:use-window-font-color="true" fo:font-size="11pt" fo:language="es" fo:country="ES" officeooo:rsid="00128ac0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22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23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4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5" style:family="text">
      <style:text-properties style:use-window-font-color="true" fo:font-size="11pt" fo:language="es" fo:country="ES" fo:font-weight="bold" officeooo:rsid="0010d94d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6" style:family="text">
      <style:text-properties style:use-window-font-color="true" fo:font-size="11pt" fo:language="es" fo:country="ES" fo:font-weight="normal" officeooo:rsid="0010d94d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27" style:family="text">
      <style:text-properties style:font-name="arial"/>
    </style:style>
    <style:style style:name="T28" style:family="text">
      <style:text-properties style:font-name="arial" fo:font-size="8pt" style:font-size-asian="8pt" style:font-name-complex="arial" style:font-size-complex="8pt"/>
    </style:style>
    <style:style style:name="T29" style:family="text">
      <style:text-properties style:font-name="arial" fo:font-size="11pt" style:font-size-asian="11pt" style:font-name-complex="arial" style:font-size-complex="11pt"/>
    </style:style>
    <style:style style:name="T30" style:family="text">
      <style:text-properties fo:color="#000000" style:font-name="arial" fo:font-size="12pt" fo:language="en" fo:country="US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1" style:family="text">
      <style:text-properties fo:color="#000000" style:font-name="arial" fo:font-size="12pt" fo:language="en" fo:country="US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2" style:family="text">
      <style:text-properties fo:font-size="11pt" style:font-size-asian="11pt" style:font-name-complex="arial" style:font-size-complex="11pt"/>
    </style:style>
    <style:style style:name="T33" style:family="text">
      <style:text-properties officeooo:rsid="0010d94d"/>
    </style:style>
    <style:style style:name="T34" style:family="text">
      <style:text-properties officeooo:rsid="001a5753"/>
    </style:style>
    <style:style style:name="T35" style:family="text">
      <style:text-properties officeooo:rsid="001a9873"/>
    </style:style>
    <style:style style:name="T36" style:family="text">
      <style:text-properties officeooo:rsid="001d04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6">Identificación del documento</text:p>
            </table:table-cell>
            <table:table-cell table:style-name="Tabla1.B2" table:number-columns-spanned="5" office:value-type="string">
              <text:p text:style-name="P24"><text:span text:style-name="T9">PRU</text:span><text:span text:style-name="T8">-</text:span><text:span text:style-name="T9">00</text:span><text:span text:style-name="T10">2</text:span><text:span text:style-name="T8">_DOC_</text:span><text:span text:style-name="T10">DESARROLLO_JP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6">Título del documento</text:p>
            </table:table-cell>
            <table:table-cell table:style-name="Tabla1.B3" table:number-columns-spanned="5" office:value-type="string">
              <text:p text:style-name="P25"><text:span text:style-name="T30">Prueba de </text:span><text:span text:style-name="T31">desarrollo de entidades JPA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26">Proyecto</text:p>
          </table:table-cell>
          <table:table-cell table:style-name="Tabla1.B4" table:number-columns-spanned="5" office:value-type="string">
            <text:p text:style-name="P16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6">Gerente</text:p>
          </table:table-cell>
          <table:table-cell table:style-name="Tabla1.B5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6">Área demandante</text:p>
          </table:table-cell>
          <table:table-cell table:style-name="Tabla1.B6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6">Director</text:p>
          </table:table-cell>
          <table:table-cell table:style-name="Tabla1.B7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26">Responsables</text:p>
          </table:table-cell>
          <table:table-cell table:style-name="Tabla1.A2" table:number-columns-spanned="3" office:value-type="string">
            <text:p text:style-name="P20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0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3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18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26">Control de versionado</text:p>
            <text:p text:style-name="P27"/>
          </table:table-cell>
          <table:table-cell table:style-name="Tabla1.A2" office:value-type="string">
            <text:p text:style-name="P20">Versión</text:p>
          </table:table-cell>
          <table:table-cell table:style-name="Tabla1.A2" office:value-type="string">
            <text:p text:style-name="P20">Fecha</text:p>
          </table:table-cell>
          <table:table-cell table:style-name="Tabla1.A2" table:number-columns-spanned="2" office:value-type="string">
            <text:p text:style-name="P20">Autor</text:p>
          </table:table-cell>
          <table:covered-table-cell/>
          <table:table-cell table:style-name="Tabla1.E8" office:value-type="string">
            <text:p text:style-name="P20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7">1.0.<text:span text:style-name="T34">0</text:span></text:p>
          </table:table-cell>
          <table:table-cell table:style-name="Tabla1.C11" office:value-type="string">
            <text:p text:style-name="P17"><text:span text:style-name="T33">1</text:span><text:span text:style-name="T35">6</text:span>/<text:span text:style-name="T33">10</text:span>/202<text:span text:style-name="T33">5</text:span></text:p>
          </table:table-cell>
          <table:table-cell table:style-name="Tabla1.D11" table:number-columns-spanned="2" office:value-type="string">
            <text:p text:style-name="P19">Federico Martín Lara</text:p>
          </table:table-cell>
          <table:covered-table-cell/>
          <table:table-cell table:style-name="Tabla1.F11" office:value-type="string">
            <text:p text:style-name="P21">Versión inicial</text:p>
          </table:table-cell>
        </table:table-row>
      </table:table>
      <text:p text:style-name="P6"/>
      <text:p text:style-name="P6"/>
      <text:p text:style-name="P6"/>
      <text:p text:style-name="P11"/>
      <text:p text:style-name="P28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30671059" text:style-name="Index_20_Link" text:visited-style-name="Index_20_Link"><text:span text:style-name="T27">Introducción<text:tab/></text:span></text:a><text:a xlink:type="simple" xlink:href="#__RefHeading___Toc30671059" text:style-name="Index_20_Link" text:visited-style-name="Index_20_Link"><text:span text:style-name="Index_20_Link"><text:span text:style-name="T27">3</text:span></text:span></text:a></text:p>
          <text:p text:style-name="P10"><text:a xlink:type="simple" xlink:href="#__RefHeading___Toc15_1298068373" text:style-name="Index_20_Link" text:visited-style-name="Index_20_Link"><text:span text:style-name="T27">Documentos de referencia<text:tab/></text:span></text:a><text:a xlink:type="simple" xlink:href="#__RefHeading___Toc15_1298068373" text:style-name="Index_20_Link" text:visited-style-name="Index_20_Link"><text:span text:style-name="Index_20_Link"><text:span text:style-name="T27">3</text:span></text:span></text:a></text:p>
          <text:p text:style-name="P10"><text:a xlink:type="simple" xlink:href="#__RefHeading___Toc17_4290312538" text:style-name="Index_20_Link" text:visited-style-name="Index_20_Link"><text:span text:style-name="T27">Objetivo de la prueba<text:tab/></text:span></text:a><text:a xlink:type="simple" xlink:href="#__RefHeading___Toc17_4290312538" text:style-name="Index_20_Link" text:visited-style-name="Index_20_Link"><text:span text:style-name="Index_20_Link"><text:span text:style-name="T27">3</text:span></text:span></text:a></text:p>
          <text:p text:style-name="P10"><text:a xlink:type="simple" xlink:href="#__RefHeading___Toc6_554296098" text:style-name="Index_20_Link" text:visited-style-name="Index_20_Link"><text:span text:style-name="T27">Pasos a seguir<text:tab/></text:span></text:a><text:a xlink:type="simple" xlink:href="#__RefHeading___Toc6_554296098" text:style-name="Index_20_Link" text:visited-style-name="Index_20_Link"><text:span text:style-name="Index_20_Link"><text:span text:style-name="T27">3</text:span></text:span></text:a></text:p>
          <text:p text:style-name="P10"><text:a xlink:type="simple" xlink:href="#__RefHeading___Toc8_554296098" text:style-name="Index_20_Link" text:visited-style-name="Index_20_Link"><text:span text:style-name="T27">Resultados<text:tab/></text:span></text:a><text:a xlink:type="simple" xlink:href="#__RefHeading___Toc8_554296098" text:style-name="Index_20_Link" text:visited-style-name="Index_20_Link"><text:span text:style-name="Index_20_Link"><text:span text:style-name="T27">3</text:span></text:span></text:a></text:p>
        </text:index-body>
      </text:table-of-content>
      <text:p text:style-name="P15"/>
      <text:p text:style-name="P8"/>
      <text:h text:style-name="P36" text:outline-level="1"><text:bookmark-start text:name="__RefHeading___Toc30671059"/>Introducción<text:bookmark-end text:name="__RefHeading___Toc30671059"/></text:h>
      <text:p text:style-name="P44"><text:span text:style-name="T29">El presente </text:span><text:span text:style-name="T15">documento</text:span><text:span text:style-name="T29"> define </text:span><text:span text:style-name="T16">la prueba </text:span><text:span text:style-name="T17">para las entidades desarrolladas en el punto 2 del plan </text:span><text:span text:style-name="T19">PL-001_JPA_HIBERNATE</text:span><text:span text:style-name="T16"> para el servidor </text:span><text:span text:style-name="T18">JBoss EAP 8.1</text:span><text:span text:style-name="T20">.</text:span><text:span text:style-name="T16"> </text:span></text:p>
      <text:h text:style-name="P32" text:outline-level="1"><text:bookmark-start text:name="__RefHeading___Toc15_1298068373"/>Documentos de referencia<text:bookmark-end text:name="__RefHeading___Toc15_1298068373"/></text:h>
      <text:list xml:id="list1635747283" text:style-name="L1">
        <text:list-item>
          <text:p text:style-name="P38"><text:span text:style-name="Internet_20_link"><text:span text:style-name="T6">PL-001_JPA_HIBERNATE</text:span></text:span><text:span text:style-name="Internet_20_link"><text:span text:style-name="T4"> – Plan de trabajo Persistencia JPA/Hibernate</text:span></text:span></text:p>
        </text:list-item>
        <text:list-item>
          <text:p text:style-name="P38"><text:bookmark-start text:name="CONF-001_DOC_CONFIGURACION_BD"/><text:span text:style-name="Internet_20_link"><text:span text:style-name="T6">CON</text:span></text:span><text:span text:style-name="Internet_20_link"><text:span text:style-name="T7">F</text:span></text:span><text:span text:style-name="Internet_20_link"><text:span text:style-name="T6">-001_</text:span></text:span><text:span text:style-name="Internet_20_link"><text:span text:style-name="T7">DOC_CONFIGURACION_BD</text:span></text:span><text:bookmark-end text:name="CONF-001_DOC_CONFIGURACION_BD"/><text:span text:style-name="Internet_20_link"><text:span text:style-name="T4"> – Documento de configuración de base de datos</text:span></text:span></text:p>
        </text:list-item>
        <text:list-item>
          <text:p text:style-name="P39"><text:bookmark text:name="DES-001_DOC_DESARROLLO_JPA"/><text:span text:style-name="Internet_20_link"><text:span text:style-name="T7">DES-001_DOC_DESARROLLO_JPA</text:span></text:span><text:span text:style-name="Internet_20_link"><text:span text:style-name="T5"> – Documento de desarrollo de entidades JPA</text:span></text:span></text:p>
        </text:list-item>
      </text:list>
      <text:h text:style-name="P33" text:outline-level="1"><text:bookmark-start text:name="__RefHeading___Toc17_4290312538"/>Objetivo de la prueba<text:bookmark-end text:name="__RefHeading___Toc17_4290312538"/></text:h>
      <text:p text:style-name="P9"><text:span text:style-name="T21">El objetivo es comprobar que se carga la configuración </text:span><text:span text:style-name="T22">de manera correcta y completamente funcional. </text:span></text:p>
      <text:h text:style-name="P34" text:outline-level="1"><text:bookmark-start text:name="__RefHeading___Toc6_554296098"/>Prerrequisitos<text:bookmark-end text:name="__RefHeading___Toc6_554296098"/></text:h>
      <text:list xml:id="list3924641605" text:style-name="L2">
        <text:list-item>
          <text:p text:style-name="P40"><text:span text:style-name="T11">Haber configurado el recurso de base de datos en el servidor conforme a lo expuesto en el documento </text:span><text:a xlink:type="simple" xlink:href="#CONF-001_CONFIGURACION_BD" text:style-name="Internet_20_link" text:visited-style-name="Visited_20_Internet_20_Link"><text:span text:style-name="T14">CONF-001_CONFIGURACION_BD</text:span></text:a><text:span text:style-name="T11">, sección </text:span><text:span text:style-name="T14">Configuración para un entorno de pruebas</text:span><text:span text:style-name="T11">.</text:span></text:p>
        </text:list-item>
        <text:list-item>
          <text:p text:style-name="P41"><text:span text:style-name="T11">Haber completado el desarrollo expuesto en el documento </text:span><text:a xlink:type="simple" xlink:href="#DES-001_DOC_DESARROLLO_JPA" text:style-name="Internet_20_link" text:visited-style-name="Visited_20_Internet_20_Link"><text:span text:style-name="T14">DES-001_DOC_DESARROLLO_JPA</text:span></text:a><text:span text:style-name="T11">.</text:span></text:p>
        </text:list-item>
      </text:list>
      <text:h text:style-name="P35" text:outline-level="1">Pasos a seguir</text:h>
      <text:list xml:id="list49503577" text:style-name="L3">
        <text:list-item>
          <text:p text:style-name="P42">Iniciar el servidor WildFly en Eclipse.</text:p>
        </text:list-item>
        <text:list-item>
          <text:p text:style-name="P42">Acceder a la consola de mensajes.</text:p>
        </text:list-item>
        <text:list-item>
          <text:p text:style-name="P43">Ver los resultados de la consola.</text:p>
        </text:list-item>
      </text:list>
      <text:h text:style-name="P37" text:outline-level="1"><text:bookmark-start text:name="__RefHeading___Toc8_554296098"/>Resultados<text:bookmark-end text:name="__RefHeading___Toc8_554296098"/></text:h>
      <text:p text:style-name="P13"><text:span text:style-name="T12">P</text:span><text:span text:style-name="T11">ara ver </text:span><text:span text:style-name="T13">que las entidades JPA se han cargado correctamente, deberemos observar los siguientes mensajes resaltados en la consola:</text:span></text:p>
      <text:p text:style-name="P29">08:27:55,726 INFO <text:s/>[org.jboss.as.jpa] (ServerService Thread Pool -- 81) WFLYJPA0010: Starting Persistence Unit (phase 2 of 2) Service 'jboss-eap-example-ear-2.0.1.ear/jboss-eap-example-ejb-module.jar#miPU'</text:p>
      <text:p text:style-name="P30">08:28:19,577 INFO <text:s/>[stdout] (ServerService Thread Pool -- 81) Hibernate: </text:p>
      <text:p text:style-name="P30">08:28:19,577 INFO <text:s/>[stdout] (ServerService Thread Pool -- 81) <text:s text:c="4"/>drop table if exists productos cascade </text:p>
      <text:p text:style-name="P30">08:28:19,584 INFO <text:s/>[stdout] (ServerService Thread Pool -- 81) Hibernate: </text:p>
      <text:p text:style-name="P30">08:28:19,585 INFO <text:s/>[stdout] (ServerService Thread Pool -- 81) <text:s text:c="4"/>drop table if exists usuarios cascade </text:p>
      <text:p text:style-name="P30">08:28:19,598 INFO <text:s/>[stdout] (ServerService Thread Pool -- 81) Hibernate: </text:p>
      <text:p text:style-name="P30">08:28:19,599 INFO <text:s/>[stdout] (ServerService Thread Pool -- 81) <text:s text:c="4"/>create table productos (</text:p>
      <text:p text:style-name="P30">08:28:19,599 INFO <text:s/>[stdout] (ServerService Thread Pool -- 81) <text:s text:c="8"/>activo boolean not null,</text:p>
      <text:p text:style-name="P30"><text:soft-page-break/>08:28:19,599 INFO <text:s/>[stdout] (ServerService Thread Pool -- 81) <text:s text:c="8"/>precio numeric(10,2) not null,</text:p>
      <text:p text:style-name="P30">08:28:19,599 INFO <text:s/>[stdout] (ServerService Thread Pool -- 81) <text:s text:c="8"/>stock integer not null,</text:p>
      <text:p text:style-name="P30">08:28:19,599 INFO <text:s/>[stdout] (ServerService Thread Pool -- 81) <text:s text:c="8"/>fecha_creacion timestamp(6) not null,</text:p>
      <text:p text:style-name="P30">08:28:19,599 INFO <text:s/>[stdout] (ServerService Thread Pool -- 81) <text:s text:c="8"/>id bigint generated by default as identity,</text:p>
      <text:p text:style-name="P30">08:28:19,599 INFO <text:s/>[stdout] (ServerService Thread Pool -- 81) <text:s text:c="8"/>version bigint,</text:p>
      <text:p text:style-name="P30">08:28:19,600 INFO <text:s/>[stdout] (ServerService Thread Pool -- 81) <text:s text:c="8"/>nombre varchar(200) not null,</text:p>
      <text:p text:style-name="P30">08:28:19,600 INFO <text:s/>[stdout] (ServerService Thread Pool -- 81) <text:s text:c="8"/>descripcion varchar(500),</text:p>
      <text:p text:style-name="P30">08:28:19,600 INFO <text:s/>[stdout] (ServerService Thread Pool -- 81) <text:s text:c="8"/>primary key (id)</text:p>
      <text:p text:style-name="P30">08:28:19,600 INFO <text:s/>[stdout] (ServerService Thread Pool -- 81) <text:s text:c="4"/>)</text:p>
      <text:p text:style-name="P30">08:28:19,614 INFO <text:s/>[stdout] (ServerService Thread Pool -- 81) Hibernate: </text:p>
      <text:p text:style-name="P30">08:28:19,614 INFO <text:s/>[stdout] (ServerService Thread Pool -- 81) <text:s text:c="4"/>create table usuarios (</text:p>
      <text:p text:style-name="P30">08:28:19,614 INFO <text:s/>[stdout] (ServerService Thread Pool -- 81) <text:s text:c="8"/>activo boolean not null,</text:p>
      <text:p text:style-name="P30">08:28:19,614 INFO <text:s/>[stdout] (ServerService Thread Pool -- 81) <text:s text:c="8"/>fecha_actualizacion timestamp(6),</text:p>
      <text:p text:style-name="P30">08:28:19,614 INFO <text:s/>[stdout] (ServerService Thread Pool -- 81) <text:s text:c="8"/>fecha_creacion timestamp(6) not null,</text:p>
      <text:p text:style-name="P30">08:28:19,615 INFO <text:s/>[stdout] (ServerService Thread Pool -- 81) <text:s text:c="8"/>id bigint generated by default as identity,</text:p>
      <text:p text:style-name="P30">08:28:19,615 INFO <text:s/>[stdout] (ServerService Thread Pool -- 81) <text:s text:c="8"/>version bigint,</text:p>
      <text:p text:style-name="P30">08:28:19,615 INFO <text:s/>[stdout] (ServerService Thread Pool -- 81) <text:s text:c="8"/>nombre varchar(100) not null,</text:p>
      <text:p text:style-name="P30">08:28:19,615 INFO <text:s/>[stdout] (ServerService Thread Pool -- 81) <text:s text:c="8"/>email varchar(150) not null unique,</text:p>
      <text:p text:style-name="P30">08:28:19,615 INFO <text:s/>[stdout] (ServerService Thread Pool -- 81) <text:s text:c="8"/>primary key (id)</text:p>
      <text:p text:style-name="P14">08:28:19,615 INFO <text:s/>[stdout] (ServerService Thread Pool -- 81) <text:s text:c="4"/>)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1a987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RU</text:span><text:bookmark-start text:name="__DdeLink__5_4187537288"/><text:span text:style-name="MT1">-</text:span><text:span text:style-name="MT3">00</text:span><text:span text:style-name="MT4">2</text:span><text:span text:style-name="MT1">_</text:span><text:bookmark-end text:name="__DdeLink__5_4187537288"/><text:span text:style-name="MT1">DOC_</text:span><text:span text:style-name="MT4">DESARROLLO_JPA</text:span><text:span text:style-name="MT1"> – <text:s/></text:span><text:span text:style-name="MT3">Prueba de </text:span><text:span text:style-name="MT4">desarrollo de entidades JPA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21:44:45.901040731</meta:creation-date>
    <dc:date>2025-10-17T22:57:17.790651990</dc:date>
    <meta:print-date>1995-11-21T17:41:00</meta:print-date>
    <meta:editing-cycles>167</meta:editing-cycles>
    <meta:editing-duration>P1DT40M35S</meta:editing-duration>
    <meta:generator>LibreOffice/6.4.7.2$Linux_X86_64 LibreOffice_project/40$Build-2</meta:generator>
    <meta:document-statistic meta:table-count="2" meta:image-count="0" meta:object-count="0" meta:page-count="4" meta:paragraph-count="77" meta:word-count="544" meta:character-count="4262" meta:non-whitespace-character-count="3602"/>
  </office:meta>
</office:document-meta>
</file>